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textarea-horizontal-align="justify" draw:textarea-vertical-align="middle" draw:auto-grow-height="false" fo:min-height="2.918cm" fo:min-width="1.90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194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.194cm" fo:min-width="0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893cm" fo:min-width="1.786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266cm" fo:min-width="0.346cm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1.65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189cm" fo:min-width="0cm"/>
    </style:style>
    <style:style style:name="P1" style:family="paragraph">
      <loext:graphic-properties draw:fill="none"/>
      <style:paragraph-properties fo:margin-left="0cm" fo:margin-right="0cm" fo:text-align="center" fo:text-indent="0cm"/>
    </style:style>
    <style:style style:name="P2" style:family="paragraph">
      <style:paragraph-properties fo:text-align="center" style:writing-mode="lr-tb"/>
      <style:text-properties fo:language="en" fo:country="GB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/>
    </style:style>
    <style:style style:name="T1" style:family="text">
      <style:text-properties fo:language="en" fo:country="GB"/>
    </style:style>
    <style:style style:name="T2" style:family="text">
      <style:text-properties style:text-position="-33% 58%"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573cm" svg:y1="13.123cm" svg:x2="2.573cm" svg:y2="8.189cm">
          <text:p/>
        </draw:line>
        <draw:custom-shape draw:style-name="gr2" draw:text-style-name="P2" draw:layer="layout" svg:width="3.401cm" svg:height="4.48cm" svg:x="0.873cm" svg:y="7.256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.573cm" svg:y1="7.259cm" svg:x2="2.573cm" svg:y2="2.325cm">
          <text:p/>
        </draw:line>
        <draw:line draw:style-name="gr1" draw:text-style-name="P1" draw:layer="layout" svg:x1="2.573cm" svg:y1="2.325cm" svg:x2="15.704cm" svg:y2="2.325cm">
          <text:p/>
        </draw:line>
        <draw:line draw:style-name="gr1" draw:text-style-name="P1" draw:layer="layout" svg:x1="10.78cm" svg:y1="7.881cm" svg:x2="15.704cm" svg:y2="2.325cm">
          <text:p/>
        </draw:line>
        <draw:custom-shape draw:style-name="gr3" draw:text-style-name="P3" draw:layer="layout" svg:width="0.43cm" svg:height="0.626cm" svg:x="2.378cm" svg:y="2.0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5.705cm" svg:y1="13.357cm" svg:x2="10.73cm" svg:y2="7.88cm">
          <text:p/>
        </draw:line>
        <draw:line draw:style-name="gr1" draw:text-style-name="P1" draw:layer="layout" svg:x1="15.47cm" svg:y1="13.436cm" svg:x2="20.394cm" svg:y2="7.88cm">
          <text:p/>
        </draw:line>
        <draw:line draw:style-name="gr1" draw:text-style-name="P1" draw:layer="layout" svg:x1="20.394cm" svg:y1="7.979cm" svg:x2="15.535cm" svg:y2="2.325cm">
          <text:p/>
        </draw:line>
        <draw:custom-shape draw:style-name="gr3" draw:text-style-name="P3" draw:layer="layout" svg:width="0.431cm" svg:height="0.626cm" svg:x="15.509cm" svg:y="2.0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.573cm" svg:y1="13.128cm" svg:x2="15.704cm" svg:y2="13.128cm">
          <text:p/>
        </draw:line>
        <draw:custom-shape draw:style-name="gr3" draw:text-style-name="P3" draw:layer="layout" svg:width="0.434cm" svg:height="0.626cm" svg:x="15.367cm" svg:y="12.9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31cm" svg:height="0.626cm" svg:x="2.377cm" svg:y="12.82cm">
          <text:p text:style-name="P3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3.446cm" svg:y1="7.858cm" svg:x2="10.906cm" svg:y2="7.878cm">
          <text:p/>
        </draw:line>
        <draw:line draw:style-name="gr1" draw:text-style-name="P1" draw:layer="layout" svg:x1="20.304cm" svg:y1="7.858cm" svg:x2="17.764cm" svg:y2="7.878cm">
          <text:p/>
        </draw:line>
        <draw:line draw:style-name="gr1" draw:text-style-name="P1" draw:layer="layout" svg:x1="13.446cm" svg:y1="6.842cm" svg:x2="13.446cm" svg:y2="7.858cm">
          <text:p/>
        </draw:line>
        <draw:line draw:style-name="gr1" draw:text-style-name="P1" draw:layer="layout" svg:x1="17.764cm" svg:y1="6.842cm" svg:x2="17.764cm" svg:y2="7.858cm">
          <text:p/>
        </draw:line>
        <draw:line draw:style-name="gr1" draw:text-style-name="P1" draw:layer="layout" svg:x1="17.764cm" svg:y1="7.858cm" svg:x2="17.764cm" svg:y2="8.874cm">
          <text:p/>
        </draw:line>
        <draw:line draw:style-name="gr1" draw:text-style-name="P1" draw:layer="layout" svg:x1="13.446cm" svg:y1="7.858cm" svg:x2="13.446cm" svg:y2="8.874cm">
          <text:p/>
        </draw:line>
        <draw:line draw:style-name="gr1" draw:text-style-name="P1" draw:layer="layout" svg:x1="15.097cm" svg:y1="6.842cm" svg:x2="13.446cm" svg:y2="6.862cm">
          <text:p/>
        </draw:line>
        <draw:line draw:style-name="gr1" draw:text-style-name="P1" draw:layer="layout" svg:x1="17.764cm" svg:y1="6.842cm" svg:x2="15.986cm" svg:y2="6.842cm">
          <text:p/>
        </draw:line>
        <draw:line draw:style-name="gr1" draw:text-style-name="P1" draw:layer="layout" svg:x1="15.986cm" svg:y1="5.953cm" svg:x2="15.986cm" svg:y2="7.731cm">
          <text:p/>
        </draw:line>
        <draw:line draw:style-name="gr1" draw:text-style-name="P1" draw:layer="layout" svg:x1="15.097cm" svg:y1="5.953cm" svg:x2="15.097cm" svg:y2="7.731cm">
          <text:p/>
        </draw:line>
        <draw:line draw:style-name="gr1" draw:text-style-name="P1" draw:layer="layout" svg:x1="15.097cm" svg:y1="8.874cm" svg:x2="13.446cm" svg:y2="8.894cm">
          <text:p/>
        </draw:line>
        <draw:line draw:style-name="gr1" draw:text-style-name="P1" draw:layer="layout" svg:x1="17.764cm" svg:y1="8.874cm" svg:x2="16.113cm" svg:y2="8.894cm">
          <text:p/>
        </draw:line>
        <draw:custom-shape draw:style-name="gr5" draw:text-style-name="P4" draw:layer="layout" svg:width="2.286cm" svg:height="1.143cm" svg:x="14.462cm" svg:y="8.366cm">
          <text:p text:style-name="P4">R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4" draw:layer="layout" svg:width="1.69cm" svg:height="1.548cm" draw:transform="rotate (0.766025008700311) translate (12.001cm 10.552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4" draw:layer="layout" svg:width="2.159cm" svg:height="0.103cm" draw:transform="rotate (0.766025008700311) translate (11.795cm 10.609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4" draw:layer="layout" svg:width="1.69cm" svg:height="1.548cm" draw:transform="rotate (2.34868957440877) translate (13.125cm 6.465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4" draw:layer="layout" svg:width="2.159cm" svg:height="0.103cm" draw:transform="rotate (2.34868957440877) translate (13.183cm 6.672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4" draw:layer="layout" svg:width="1.69cm" svg:height="1.548cm" draw:transform="rotate (0.653974870722275) translate (16.96cm 5.232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4" draw:layer="layout" svg:width="2.159cm" svg:height="0.103cm" draw:transform="rotate (0.653974870722275) translate (16.748cm 5.265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4" draw:layer="layout" svg:width="1.69cm" svg:height="1.548cm" draw:transform="rotate (2.36300127427512) translate (18.351cm 11.41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4" draw:layer="layout" svg:width="2.159cm" svg:height="0.103cm" draw:transform="rotate (2.36300127427512) translate (18.412cm 11.623cm)">
            <text:p/>
            <draw:enhanced-geometry svg:viewBox="0 0 21600 21600" draw:type="rectangle" draw:enhanced-path="M 0 0 L 21600 0 21600 21600 0 21600 0 0 Z N"/>
          </draw:custom-shape>
        </draw:g>
        <draw:frame draw:style-name="gr8" draw:text-style-name="P6" draw:layer="layout" svg:width="0.959cm" svg:height="0.962cm" svg:x="15.097cm" svg:y="5.118cm">
          <draw:text-box>
            <text:p text:style-name="P5">C</text:p>
          </draw:text-box>
        </draw:frame>
        <draw:frame draw:style-name="gr8" draw:text-style-name="P6" draw:layer="layout" svg:width="1.171cm" svg:height="1.114cm" svg:x="4.274cm" svg:y="8.874cm">
          <draw:text-box>
            <text:p text:style-name="P5">V<text:span text:style-name="T2">S</text:span></text:p>
          </draw:text-box>
        </draw:frame>
        <draw:custom-shape draw:style-name="gr9" draw:text-style-name="P3" draw:layer="layout" svg:width="0.43cm" svg:height="0.619cm" svg:x="20.16cm" svg:y="7.5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31cm" svg:height="0.628cm" svg:x="10.546cm" svg:y="7.5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18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3T22:20:11.929870275</meta:creation-date>
    <dc:date>2021-05-08T22:00:42.694319287</dc:date>
    <meta:editing-duration>PT22M53S</meta:editing-duration>
    <meta:editing-cycles>4</meta:editing-cycles>
    <meta:generator>LibreOffice/6.4.7.2$Linux_X86_64 LibreOffice_project/40$Build-2</meta:generator>
    <meta:document-statistic meta:object-count="42"/>
  </office:meta>
</office:document-meta>
</file>